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aab45" officeooo:paragraph-rsid="001aab45"/>
    </style:style>
    <style:style style:name="P2" style:family="paragraph" style:parent-style-name="Text_20_body">
      <style:text-properties officeooo:paragraph-rsid="001aab45"/>
    </style:style>
    <style:style style:name="P3" style:family="paragraph" style:parent-style-name="Header">
      <style:text-properties officeooo:rsid="001cfd67" officeooo:paragraph-rsid="001cfd67"/>
    </style:style>
    <style:style style:name="P4" style:family="paragraph" style:parent-style-name="Heading_20_3">
      <style:text-properties officeooo:rsid="001aab45" officeooo:paragraph-rsid="001aab45"/>
    </style:style>
    <style:style style:name="P5" style:family="paragraph" style:parent-style-name="Text_20_body">
      <style:text-properties officeooo:paragraph-rsid="001aab45"/>
    </style:style>
    <style:style style:name="P6" style:family="paragraph" style:parent-style-name="Text_20_body">
      <style:text-properties officeooo:rsid="001e7cda" officeooo:paragraph-rsid="001e7cda"/>
    </style:style>
    <style:style style:name="P7" style:family="paragraph" style:parent-style-name="Text_20_body">
      <style:text-properties officeooo:rsid="0020701d" officeooo:paragraph-rsid="0020701d"/>
    </style:style>
    <style:style style:name="P8" style:family="paragraph" style:parent-style-name="Text_20_body">
      <style:text-properties officeooo:rsid="0024db10" officeooo:paragraph-rsid="0024db10"/>
    </style:style>
    <style:style style:name="P9" style:family="paragraph" style:parent-style-name="Text_20_body">
      <style:text-properties fo:font-style="normal" officeooo:rsid="0024db10" officeooo:paragraph-rsid="0024db10" style:font-style-asian="normal" style:font-style-complex="normal"/>
    </style:style>
    <style:style style:name="P10" style:family="paragraph" style:parent-style-name="Text_20_body">
      <style:text-properties officeooo:rsid="0024fe00" officeooo:paragraph-rsid="0024fe00"/>
    </style:style>
    <style:style style:name="T1" style:family="text">
      <style:text-properties officeooo:rsid="00208f36"/>
    </style:style>
    <style:style style:name="T2" style:family="text">
      <style:text-properties fo:font-style="italic" style:font-style-asian="italic" style:font-style-complex="italic"/>
    </style:style>
    <style:style style:name="T3" style:family="text">
      <style:text-properties fo:font-style="italic" officeooo:rsid="00208f36" style:font-style-asian="italic" style:font-style-complex="italic"/>
    </style:style>
    <style:style style:name="T4" style:family="text">
      <style:text-properties fo:font-style="italic" officeooo:rsid="00223869"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208f36" style:font-style-asian="normal" style:font-style-complex="normal"/>
    </style:style>
    <style:style style:name="T7" style:family="text">
      <style:text-properties fo:font-style="normal" officeooo:rsid="00223869" style:font-style-asian="normal" style:font-style-complex="normal"/>
    </style:style>
    <style:style style:name="T8" style:family="text">
      <style:text-properties officeooo:rsid="0022e458"/>
    </style:style>
    <style:style style:name="T9" style:family="text">
      <style:text-properties officeooo:rsid="0024db10"/>
    </style:style>
    <style:style style:name="T10" style:family="text">
      <style:text-properties officeooo:rsid="002686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3">Vocab: </text:h>
      <text:p text:style-name="P2"/>
      <text:p text:style-name="P2"/>
      <text:p text:style-name="P2"/>
      <text:p text:style-name="P2"/>
      <text:p text:style-name="P2"/>
      <text:h text:style-name="P4" text:outline-level="3">Notes:</text:h>
      <text:p text:style-name="P2"/>
      <text:p text:style-name="P6">(questions 1,2,4,6,8,12) </text:p>
      <text:p text:style-name="P6"/>
      <text:p text:style-name="P10">Sabas</text:p>
      <text:p text:style-name="P6">1. The speaker is an unnamed individual speaking to Sabas, and seems to be frustrated with what they perceive to be Sabas’ servility. <text:span text:style-name="T1">The speaker is upset that Sabas has no pride in himself, and </text:span><text:span text:style-name="T3">knows</text:span><text:span text:style-name="T6"> that Sabas won’t be able to get what he wants and deserves going the way he’s going. He wants to call Sabas (and people like him) to action, to get the pound that they’re due. </text:span><text:span text:style-name="T7">He clearly considers Sabas a good person who deserves more, which is probably </text:span><text:span text:style-name="T4">why </text:span><text:span text:style-name="T7">the speaker is so upset with him. At the same time “good” means “nice”; he wants Sabas to stop being so god damned nice and polite to a society who couldn’t give two shits about him. </text:span></text:p>
      <text:p text:style-name="P6">2. Sabas is being spoken to, and the speaker views Sabas as being servile and way too dependent on “them”. <text:span text:style-name="T1">Sabas is obviously a stand-in for black people as a whole, especially those who think that “begging” what is almost certainly white people will get them what they want and deserve. The speaker thinks otherwise, and is calling black people to action to actively get what they want and deserve, and to stop waiting for a society that doesn’t care for them to give it to them. </text:span></text:p>
      <text:p text:style-name="P6">- I have an idea that “they” are some sort of oppressor, whether it’s a metaphorical oppressor or a literal one.</text:p>
      <text:p text:style-name="P7">4. <text:span text:style-name="T9">A</text:span><text:span text:style-name="T8"> setting isn’t really applicable to this poem.</text:span></text:p>
      <text:p text:style-name="P8">6. Black people ought not to be subservient and prideless; they should take pride in themselves after centuries of being told otherwise.</text:p>
      <text:p text:style-name="P8">8. There’s a tone of disappointment and frustration with the speaker towards Sabas (black people); “why are you acting so subservient, where’s your pride as a black man, you’re free, you can <text:span text:style-name="T2">do so much better</text:span><text:span text:style-name="T5">, </text:span><text:span text:style-name="T2">you are better than this, this is beneath you”</text:span></text:p>
      <text:p text:style-name="P9"><text:soft-page-break/>12. Hand imagery</text:p>
      <text:p text:style-name="P6"/>
      <text:p text:style-name="P10">(1,2,3,4,6,12)</text:p>
      <text:p text:style-name="P10">Elegy</text:p>
      <text:p text:style-name="P10"><text:s/></text:p>
      <text:p text:style-name="P10">1. Speaker seems to just be the poet I think. He’<text:span text:style-name="T10">s imploring the readers to remember the injustices of the slave trade and how white people stole black people and treated them as object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aab45" officeooo:paragraph-rsid="001aab45"/>
    </style:style>
    <style:style style:name="MP2" style:family="paragraph" style:parent-style-name="Header">
      <style:text-properties officeooo:rsid="001cfd67" officeooo:paragraph-rsid="001cfd6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zeez Hakeem</text:p>
        <text:p text:style-name="MP1"><text:date style:data-style-name="N37" text:date-value="2021-11-03T15:03:58.537108269" text:fixed="true">11/03/21</text:date></text:p>
        <text:p text:style-name="MP2">AFRCNA 1026</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03T15:03:59.092399994</meta:creation-date>
    <dc:title>Class Notes</dc:title>
    <meta:editing-duration>PT50M32S</meta:editing-duration>
    <meta:editing-cycles>9</meta:editing-cycles>
    <meta:generator>LibreOffice/7.2.2.2$Linux_X86_64 LibreOffice_project/20$Build-2</meta:generator>
    <dc:date>2021-11-03T16:04:43.459047021</dc:date>
    <meta:document-statistic meta:table-count="0" meta:image-count="0" meta:object-count="0" meta:page-count="2" meta:paragraph-count="18" meta:word-count="354" meta:character-count="1973" meta:non-whitespace-character-count="1631"/>
    <meta:template xlink:type="simple" xlink:actuate="onRequest" xlink:title="Class Notes" xlink:href="../../../../../../Templates/Class%20Notes.ott" meta:date="2021-11-03T15:03:58.537069000"/>
  </office:meta>
</office:document-meta>
</file>